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tabellfält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10" style:family="table-cell" style:parent-style-name="Pivottabelltitel" style:data-style-name="N0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11" style:family="table-cell" style:parent-style-name="Pivottabellhörn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2" style:family="table-cell" style:parent-style-name="Pivottabellvärde" style:data-style-name="N0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13" style:family="table-cell" style:parent-style-name="Pivottabellvärd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4" style:family="table-cell" style:parent-style-name="Pivottabellvärd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5" style:family="table-cell" style:parent-style-name="Pivottabellresulta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2" style:family="table-cell" style:parent-style-name="Pivottabellkategori" style:data-style-name="N0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3" style:family="table-cell" style:parent-style-name="Pivottabellkategori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4" style:family="table-cell" style:parent-style-name="Pivottabellkategori" style:data-style-name="N0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5" style:family="table-cell" style:parent-style-name="Pivottabelltitel" style:data-style-name="N0">
      <style:table-cell-properties fo:border-bottom="2.01pt solid #000000" fo:border-left="2.01pt solid #000000" fo:border-right="none" fo:border-top="0.99pt solid #000000"/>
      <style:text-properties style:text-position=""/>
    </style:style>
    <style:style style:name="ce6" style:family="table-cell" style:parent-style-name="Pivottabellfält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7" style:family="table-cell" style:parent-style-name="Pivottabellkategori" style:data-style-name="N0">
      <style:table-cell-properties fo:border="0.99pt solid #000000"/>
      <style:text-properties style:text-position=""/>
    </style:style>
    <style:style style:name="ce8" style:family="table-cell" style:parent-style-name="Pivottabellkategori" style:data-style-name="N0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9" style:family="table-cell" style:parent-style-name="Pivottabellkategori" style:data-style-name="N0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22" style:family="table-cell" style:parent-style-name="Pivottabellfält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tabellkategori" style:data-style-name="N0">
      <style:table-cell-properties fo:border-bottom="0.99pt solid #000000" fo:border-left="2.01pt solid #000000" fo:border-right="0.99pt solid #000000" fo:border-top="0.99pt solid #000000"/>
    </style:style>
    <style:style style:name="ce24" style:family="table-cell" style:parent-style-name="Pivottabellkategori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tabellkategori" style:data-style-name="N0">
      <style:table-cell-properties fo:border-bottom="0.99pt solid #000000" fo:border-left="2.01pt solid #000000" fo:border-right="0.99pt solid #000000" fo:border-top="none"/>
    </style:style>
    <style:style style:name="ce26" style:family="table-cell" style:parent-style-name="Pivottabelltitel" style:data-style-name="N0">
      <style:table-cell-properties fo:border-bottom="2.01pt solid #000000" fo:border-left="2.01pt solid #000000" fo:border-right="none" fo:border-top="0.99pt solid #000000"/>
    </style:style>
    <style:style style:name="ce27" style:family="table-cell" style:parent-style-name="Pivottabellfält">
      <style:table-cell-properties fo:border-bottom="0.99pt solid #000000" fo:border-left="0.99pt solid #000000" fo:border-right="0.99pt solid #000000" fo:border-top="2.01pt solid #000000"/>
    </style:style>
    <style:style style:name="ce28" style:family="table-cell" style:parent-style-name="Pivottabellkategori" style:data-style-name="N0">
      <style:table-cell-properties fo:border="0.99pt solid #000000"/>
    </style:style>
    <style:style style:name="ce29" style:family="table-cell" style:parent-style-name="Pivottabellkategori" style:data-style-name="N0">
      <style:table-cell-properties fo:border-bottom="none" fo:border-left="0.99pt solid #000000" fo:border-right="0.99pt solid #000000" fo:border-top="0.99pt solid #000000"/>
    </style:style>
    <style:style style:name="ce30" style:family="table-cell" style:parent-style-name="Pivottabellkategori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tabelltitel" style:data-style-name="N0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tabellhörn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tabellvärd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tabellvärde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tabellvärd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tabellresulta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10v</text:p>
          </table:table-cell>
          <table:table-cell office:value-type="string" calcext:value-type="string">
            <text:p>MM3Z10VT1G</text:p>
          </table:table-cell>
          <table:table-cell office:value-type="float" office:value="1431190" calcext:value-type="float">
            <text:p>143119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P-ch -40V 0.0035ohm</text:p>
          </table:table-cell>
          <table:table-cell office:value-type="string" calcext:value-type="string">
            <text:p>PD90P04P4-05</text:p>
          </table:table-cell>
          <table:table-cell office:value-type="float" office:value="2480840" calcext:value-type="float">
            <text:p>2480840</text:p>
          </table:table-cell>
        </table:table-row>
        <table:table-row table:style-name="ro1">
          <table:table-cell office:value-type="string" calcext:value-type="string">
            <text:p>10v</text:p>
          </table:table-cell>
          <table:table-cell office:value-type="string" calcext:value-type="string">
            <text:p>MM3Z10VT1G</text:p>
          </table:table-cell>
          <table:table-cell office:value-type="float" office:value="1431190" calcext:value-type="float">
            <text:p>1431190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BSS138PW</text:p>
          </table:table-cell>
          <table:table-cell office:value-type="float" office:value="1907611" calcext:value-type="float">
            <text:p>190761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VCAS120614A300DP</text:p>
          </table:table-cell>
          <table:table-cell office:value-type="float" office:value="2346678" calcext:value-type="float">
            <text:p>2346678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VCAS120614A300DP</text:p>
          </table:table-cell>
          <table:table-cell office:value-type="float" office:value="2346678" calcext:value-type="float">
            <text:p>2346678</text:p>
          </table:table-cell>
        </table:table-row>
        <table:table-row table:style-name="ro1">
          <table:table-cell office:value-type="string" calcext:value-type="string">
            <text:p>BSS308</text:p>
          </table:table-cell>
          <table:table-cell office:value-type="string" calcext:value-type="string">
            <text:p>BSS308PE H6327</text:p>
          </table:table-cell>
          <table:table-cell office:value-type="float" office:value="2432719" calcext:value-type="float">
            <text:p>2432719</text:p>
          </table:table-cell>
        </table:table-row>
        <table:table-row table:style-name="ro1">
          <table:table-cell office:value-type="string" calcext:value-type="string">
            <text:p>BSS308</text:p>
          </table:table-cell>
          <table:table-cell office:value-type="string" calcext:value-type="string">
            <text:p>BSS308PE H6327</text:p>
          </table:table-cell>
          <table:table-cell office:value-type="float" office:value="2432719" calcext:value-type="float">
            <text:p>2432719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5810130042" calcext:value-type="float">
            <text:p>5810130042</text:p>
          </table:table-cell>
          <table:table-cell office:value-type="float" office:value="1282197" calcext:value-type="float">
            <text:p>1282197</text:p>
          </table:table-cell>
        </table:table-row>
        <table:table-row table:style-name="ro1">
          <table:table-cell office:value-type="string" calcext:value-type="string">
            <text:p>box_socket</text:p>
          </table:table-cell>
          <table:table-cell office:value-type="float" office:value="5810148007" calcext:value-type="float">
            <text:p>5810148007</text:p>
          </table:table-cell>
          <table:table-cell office:value-type="float" office:value="1282184" calcext:value-type="float">
            <text:p>1282184</text:p>
          </table:table-cell>
        </table:table-row>
        <table:table-row table:style-name="ro1">
          <table:table-cell office:value-type="string" calcext:value-type="string">
            <text:p>cooling_fin</text:p>
          </table:table-cell>
          <table:table-cell office:value-type="float" office:value="5810000021" calcext:value-type="float">
            <text:p>5810000021</text:p>
          </table:table-cell>
          <table:table-cell office:value-type="float" office:value="1282203" calcext:value-type="float">
            <text:p>1282203</text:p>
          </table:table-cell>
        </table:table-row>
        <table:table-row table:style-name="ro1">
          <table:table-cell office:value-type="string" calcext:value-type="string">
            <text:p>fin_left</text:p>
          </table:table-cell>
          <table:table-cell office:value-type="float" office:value="5810000020" calcext:value-type="float">
            <text:p>5810000020</text:p>
          </table:table-cell>
          <table:table-cell office:value-type="float" office:value="1282204" calcext:value-type="float">
            <text:p>1282204</text:p>
          </table:table-cell>
        </table:table-row>
        <table:table-row table:style-name="ro1">
          <table:table-cell office:value-type="string" calcext:value-type="string">
            <text:p>conn_18pin</text:p>
          </table:table-cell>
          <table:table-cell office:value-type="string" calcext:value-type="string">
            <text:p>581-01-18-023</text:p>
          </table:table-cell>
          <table:table-cell office:value-type="float" office:value="2099333" calcext:value-type="float">
            <text:p>2099333</text:p>
          </table:table-cell>
        </table:table-row>
        <table:table-row table:style-name="ro1">
          <table:table-cell office:value-type="string" calcext:value-type="string">
            <text:p>conn_30pin</text:p>
          </table:table-cell>
          <table:table-cell office:value-type="string" calcext:value-type="string">
            <text:p>581-01-30-029</text:p>
          </table:table-cell>
          <table:table-cell office:value-type="float" office:value="2143771" calcext:value-type="float">
            <text:p>2143771</text:p>
          </table:table-cell>
        </table:table-row>
        <table:table-row table:style-name="ro1">
          <table:table-cell office:value-type="string" calcext:value-type="string">
            <text:p>connector_pins</text:p>
          </table:table-cell>
          <table:table-cell office:value-type="float" office:value="4250000872" calcext:value-type="float">
            <text:p>4250000872</text:p>
          </table:table-cell>
          <table:table-cell office:value-type="float" office:value="1282209" calcext:value-type="float">
            <text:p>1282209</text:p>
          </table:table-cell>
        </table:table-row>
        <table:table-row table:style-name="ro1">
          <table:table-cell office:value-type="string" calcext:value-type="string">
            <text:p>sealplug_need_10</text:p>
          </table:table-cell>
          <table:table-cell office:value-type="string" calcext:value-type="string">
            <text:p>581-00-00-011</text:p>
          </table:table-cell>
          <table:table-cell office:value-type="float" office:value="2099332" calcext:value-type="float">
            <text:p>2099332</text:p>
          </table:table-cell>
        </table:table-row>
        <table:table-row table:style-name="ro1">
          <table:table-cell office:value-type="string" calcext:value-type="string">
            <text:p>P-ch -40V 0.0035ohm</text:p>
          </table:table-cell>
          <table:table-cell office:value-type="string" calcext:value-type="string">
            <text:p>PD90P04P4-05</text:p>
          </table:table-cell>
          <table:table-cell office:value-type="float" office:value="2480840" calcext:value-type="float">
            <text:p>2480840</text:p>
          </table:table-cell>
        </table:table-row>
        <table:table-row table:style-name="ro1">
          <table:table-cell office:value-type="string" calcext:value-type="string">
            <text:p>10v</text:p>
          </table:table-cell>
          <table:table-cell office:value-type="string" calcext:value-type="string">
            <text:p>MM3Z10VT1G</text:p>
          </table:table-cell>
          <table:table-cell office:value-type="float" office:value="1431190" calcext:value-type="float">
            <text:p>1431190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BSS138PW</text:p>
          </table:table-cell>
          <table:table-cell office:value-type="float" office:value="1907611" calcext:value-type="float">
            <text:p>190761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VCAS120614A300DP</text:p>
          </table:table-cell>
          <table:table-cell office:value-type="float" office:value="2346678" calcext:value-type="float">
            <text:p>2346678</text:p>
          </table:table-cell>
        </table:table-row>
        <table:table-row table:style-name="ro1">
          <table:table-cell office:value-type="string" calcext:value-type="string">
            <text:p>74LVC00</text:p>
          </table:table-cell>
          <table:table-cell office:value-type="string" calcext:value-type="string">
            <text:p>74LVC00APW.118</text:p>
          </table:table-cell>
          <table:table-cell office:value-type="float" office:value="2438786" calcext:value-type="float">
            <text:p>2438786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LF_Release</text:p>
          </table:table-cell>
          <table:table-cell office:value-type="string" calcext:value-type="string">
            <text:p>KP-2012LSGC</text:p>
          </table:table-cell>
          <table:table-cell office:value-type="float" office:value="2463991" calcext:value-type="float">
            <text:p>2463991</text:p>
          </table:table-cell>
        </table:table-row>
        <table:table-row table:style-name="ro1">
          <table:table-cell office:value-type="string" calcext:value-type="string">
            <text:p>LF_Tighten</text:p>
          </table:table-cell>
          <table:table-cell office:value-type="string" calcext:value-type="string">
            <text:p>KP-2012SRC-PRV</text:p>
          </table:table-cell>
          <table:table-cell office:value-type="float" office:value="1318244" calcext:value-type="float">
            <text:p>1318244</text:p>
          </table:table-cell>
        </table:table-row>
        <table:table-row table:style-name="ro1">
          <table:table-cell office:value-type="string" calcext:value-type="string">
            <text:p>LR_Release</text:p>
          </table:table-cell>
          <table:table-cell office:value-type="string" calcext:value-type="string">
            <text:p>KP-2012LSGC</text:p>
          </table:table-cell>
          <table:table-cell office:value-type="float" office:value="2463991" calcext:value-type="float">
            <text:p>2463991</text:p>
          </table:table-cell>
        </table:table-row>
        <table:table-row table:style-name="ro1">
          <table:table-cell office:value-type="string" calcext:value-type="string">
            <text:p>LR_Tighten</text:p>
          </table:table-cell>
          <table:table-cell office:value-type="string" calcext:value-type="string">
            <text:p>KP-2012SRC-PRV</text:p>
          </table:table-cell>
          <table:table-cell office:value-type="float" office:value="1318244" calcext:value-type="float">
            <text:p>1318244</text:p>
          </table:table-cell>
        </table:table-row>
        <table:table-row table:style-name="ro1">
          <table:table-cell office:value-type="string" calcext:value-type="string">
            <text:p>RF_Release</text:p>
          </table:table-cell>
          <table:table-cell office:value-type="string" calcext:value-type="string">
            <text:p>KP-2012LSGC</text:p>
          </table:table-cell>
          <table:table-cell office:value-type="float" office:value="2463991" calcext:value-type="float">
            <text:p>2463991</text:p>
          </table:table-cell>
        </table:table-row>
        <table:table-row table:style-name="ro1">
          <table:table-cell office:value-type="string" calcext:value-type="string">
            <text:p>RF_tighten</text:p>
          </table:table-cell>
          <table:table-cell office:value-type="string" calcext:value-type="string">
            <text:p>KP-2012SRC-PRV</text:p>
          </table:table-cell>
          <table:table-cell office:value-type="float" office:value="1318244" calcext:value-type="float">
            <text:p>1318244</text:p>
          </table:table-cell>
        </table:table-row>
        <table:table-row table:style-name="ro1">
          <table:table-cell office:value-type="string" calcext:value-type="string">
            <text:p>RR_Release</text:p>
          </table:table-cell>
          <table:table-cell office:value-type="string" calcext:value-type="string">
            <text:p>KP-2012LSGC</text:p>
          </table:table-cell>
          <table:table-cell office:value-type="float" office:value="2463991" calcext:value-type="float">
            <text:p>2463991</text:p>
          </table:table-cell>
        </table:table-row>
        <table:table-row table:style-name="ro1">
          <table:table-cell office:value-type="string" calcext:value-type="string">
            <text:p>RR_Tighten</text:p>
          </table:table-cell>
          <table:table-cell office:value-type="string" calcext:value-type="string">
            <text:p>KP-2012SRC-PRV</text:p>
          </table:table-cell>
          <table:table-cell office:value-type="float" office:value="1318244" calcext:value-type="float">
            <text:p>1318244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74LVC08</text:p>
          </table:table-cell>
          <table:table-cell office:value-type="string" calcext:value-type="string">
            <text:p>74LVC08APW-Q100.11</text:p>
          </table:table-cell>
          <table:table-cell office:value-type="float" office:value="2445097" calcext:value-type="float">
            <text:p>2445097</text:p>
          </table:table-cell>
        </table:table-row>
        <table:table-row table:style-name="ro1">
          <table:table-cell office:value-type="string" calcext:value-type="string">
            <text:p>74LVC08</text:p>
          </table:table-cell>
          <table:table-cell office:value-type="string" calcext:value-type="string">
            <text:p>74LVC08APW-Q100.11</text:p>
          </table:table-cell>
          <table:table-cell office:value-type="float" office:value="2445097" calcext:value-type="float">
            <text:p>2445097</text:p>
          </table:table-cell>
        </table:table-row>
        <table:table-row table:style-name="ro1">
          <table:table-cell office:value-type="string" calcext:value-type="string">
            <text:p>74LVC00</text:p>
          </table:table-cell>
          <table:table-cell office:value-type="string" calcext:value-type="string">
            <text:p>74LVC00APW.118</text:p>
          </table:table-cell>
          <table:table-cell office:value-type="float" office:value="2438786" calcext:value-type="float">
            <text:p>2438786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1206B224J500CT</text:p>
          </table:table-cell>
          <table:table-cell office:value-type="float" office:value="2497088" calcext:value-type="float">
            <text:p>2497088</text:p>
          </table:table-cell>
        </table:table-row>
        <table:table-row table:style-name="ro1">
          <table:table-cell office:value-type="string" calcext:value-type="string">
            <text:p>ZXCT1082</text:p>
          </table:table-cell>
          <table:table-cell office:value-type="string" calcext:value-type="string">
            <text:p>ZXCT1082E5TA</text:p>
          </table:table-cell>
          <table:table-cell office:value-type="float" office:value="1904025" calcext:value-type="float">
            <text:p>1904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C01W0805143R</text:p>
          </table:table-cell>
          <table:table-cell office:value-type="float" office:value="9333240" calcext:value-type="float">
            <text:p>933324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LM2903</text:p>
          </table:table-cell>
          <table:table-cell office:value-type="string" calcext:value-type="string">
            <text:p>LM2903PT</text:p>
          </table:table-cell>
          <table:table-cell office:value-type="float" office:value="1094243" calcext:value-type="float">
            <text:p>1094243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1206B224J500CT</text:p>
          </table:table-cell>
          <table:table-cell office:value-type="float" office:value="2497088" calcext:value-type="float">
            <text:p>2497088</text:p>
          </table:table-cell>
        </table:table-row>
        <table:table-row table:style-name="ro1">
          <table:table-cell office:value-type="string" calcext:value-type="string">
            <text:p>ZXCT1082</text:p>
          </table:table-cell>
          <table:table-cell office:value-type="string" calcext:value-type="string">
            <text:p>ZXCT1082E5TA</text:p>
          </table:table-cell>
          <table:table-cell office:value-type="float" office:value="1904025" calcext:value-type="float">
            <text:p>1904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C01W0805143R</text:p>
          </table:table-cell>
          <table:table-cell office:value-type="float" office:value="9333240" calcext:value-type="float">
            <text:p>933324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LM2903</text:p>
          </table:table-cell>
          <table:table-cell office:value-type="string" calcext:value-type="string">
            <text:p>LM2903PT</text:p>
          </table:table-cell>
          <table:table-cell office:value-type="float" office:value="1094243" calcext:value-type="float">
            <text:p>1094243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1206B224J500CT</text:p>
          </table:table-cell>
          <table:table-cell office:value-type="float" office:value="2497088" calcext:value-type="float">
            <text:p>2497088</text:p>
          </table:table-cell>
        </table:table-row>
        <table:table-row table:style-name="ro1">
          <table:table-cell office:value-type="string" calcext:value-type="string">
            <text:p>ZXCT1082</text:p>
          </table:table-cell>
          <table:table-cell office:value-type="string" calcext:value-type="string">
            <text:p>ZXCT1082E5TA</text:p>
          </table:table-cell>
          <table:table-cell office:value-type="float" office:value="1904025" calcext:value-type="float">
            <text:p>1904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C01W0805143R</text:p>
          </table:table-cell>
          <table:table-cell office:value-type="float" office:value="9333240" calcext:value-type="float">
            <text:p>933324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LM2903</text:p>
          </table:table-cell>
          <table:table-cell office:value-type="string" calcext:value-type="string">
            <text:p>LM2903PT</text:p>
          </table:table-cell>
          <table:table-cell office:value-type="float" office:value="1094243" calcext:value-type="float">
            <text:p>1094243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table:number-columns-repeated="2"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0.002</text:p>
          </table:table-cell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1206B224J500CT</text:p>
          </table:table-cell>
          <table:table-cell office:value-type="float" office:value="2497088" calcext:value-type="float">
            <text:p>2497088</text:p>
          </table:table-cell>
        </table:table-row>
        <table:table-row table:style-name="ro1">
          <table:table-cell office:value-type="string" calcext:value-type="string">
            <text:p>ZXCT1082</text:p>
          </table:table-cell>
          <table:table-cell office:value-type="string" calcext:value-type="string">
            <text:p>ZXCT1082E5TA</text:p>
          </table:table-cell>
          <table:table-cell office:value-type="float" office:value="1904025" calcext:value-type="float">
            <text:p>1904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2433353" calcext:value-type="float">
            <text:p>2433353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C01W0805143R</text:p>
          </table:table-cell>
          <table:table-cell office:value-type="float" office:value="9333240" calcext:value-type="float">
            <text:p>933324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LM2903</text:p>
          </table:table-cell>
          <table:table-cell office:value-type="string" calcext:value-type="string">
            <text:p>LM2903PT</text:p>
          </table:table-cell>
          <table:table-cell office:value-type="float" office:value="1094243" calcext:value-type="float">
            <text:p>1094243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IRS2304</text:p>
          </table:table-cell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2433353" calcext:value-type="float">
            <text:p>2433353</text:p>
          </table:table-cell>
        </table:table-row>
        <table:table-row table:style-name="ro1">
          <table:table-cell office:value-type="string" calcext:value-type="string">
            <text:p>MIC2619</text:p>
          </table:table-cell>
          <table:table-cell office:value-type="string" calcext:value-type="string">
            <text:p>MIC2619YD6-TR</text:p>
          </table:table-cell>
          <table:table-cell office:value-type="float" office:value="2509963" calcext:value-type="float">
            <text:p>2509963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0uH</text:p>
          </table:table-cell>
          <table:table-cell office:value-type="string" calcext:value-type="string">
            <text:p>LQH32CN100K33L</text:p>
          </table:table-cell>
          <table:table-cell office:value-type="float" office:value="9522204" calcext:value-type="float">
            <text:p>9522204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T491C106K035AT</text:p>
          </table:table-cell>
          <table:table-cell office:value-type="float" office:value="1457464" calcext:value-type="float">
            <text:p>1457464</text:p>
          </table:table-cell>
        </table:table-row>
        <table:table-row table:style-name="ro1">
          <table:table-cell office:value-type="string" calcext:value-type="string">
            <text:p>min 40V 1A</text:p>
          </table:table-cell>
          <table:table-cell office:value-type="string" calcext:value-type="string">
            <text:p>NTS260SFT1G</text:p>
          </table:table-cell>
          <table:table-cell office:value-type="float" office:value="2473419" calcext:value-type="float">
            <text:p>2473419</text:p>
          </table:table-cell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MC01W08051220K</text:p>
          </table:table-cell>
          <table:table-cell office:value-type="float" office:value="9332839" calcext:value-type="float">
            <text:p>9332839</text:p>
          </table:table-cell>
        </table:table-row>
        <table:table-row table:style-name="ro1">
          <table:table-cell office:value-type="string" calcext:value-type="string">
            <text:p>12k</text:p>
          </table:table-cell>
          <table:table-cell office:value-type="string" calcext:value-type="string">
            <text:p>MC01W0805112K</text:p>
          </table:table-cell>
          <table:table-cell office:value-type="float" office:value="9332502" calcext:value-type="float">
            <text:p>9332502</text:p>
          </table:table-cell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MC01W08051220K</text:p>
          </table:table-cell>
          <table:table-cell office:value-type="float" office:value="9332839" calcext:value-type="float">
            <text:p>9332839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MC34063</text:p>
          </table:table-cell>
          <table:table-cell office:value-type="string" calcext:value-type="string">
            <text:p>MC34063ABD-TR</text:p>
          </table:table-cell>
          <table:table-cell office:value-type="float" office:value="1087205" calcext:value-type="float">
            <text:p>1087205</text:p>
          </table:table-cell>
        </table:table-row>
        <table:table-row table:style-name="ro1">
          <table:table-cell office:value-type="string" calcext:value-type="string">
            <text:p>470p</text:p>
          </table:table-cell>
          <table:table-cell office:value-type="string" calcext:value-type="string">
            <text:p>0805N471J500CT</text:p>
          </table:table-cell>
          <table:table-cell office:value-type="float" office:value="2497037" calcext:value-type="float">
            <text:p>2497037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MC01W080513K</text:p>
          </table:table-cell>
          <table:table-cell office:value-type="float" office:value="9332995" calcext:value-type="float">
            <text:p>9332995</text:p>
          </table:table-cell>
        </table:table-row>
        <table:table-row table:style-name="ro1">
          <table:table-cell office:value-type="string" calcext:value-type="string">
            <text:p>0.150 1/2W</text:p>
          </table:table-cell>
          <table:table-cell office:value-type="string" calcext:value-type="string">
            <text:p>WW12PR150FTL</text:p>
          </table:table-cell>
          <table:table-cell office:value-type="float" office:value="2503066" calcext:value-type="float">
            <text:p>2503066</text:p>
          </table:table-cell>
        </table:table-row>
        <table:table-row table:style-name="ro1">
          <table:table-cell office:value-type="string" calcext:value-type="string">
            <text:p>33uH</text:p>
          </table:table-cell>
          <table:table-cell office:value-type="string" calcext:value-type="string">
            <text:p>SD54-333MLB</text:p>
          </table:table-cell>
          <table:table-cell office:value-type="float" office:value="2526983" calcext:value-type="float">
            <text:p>2526983</text:p>
          </table:table-cell>
        </table:table-row>
        <table:table-row table:style-name="ro1">
          <table:table-cell office:value-type="string" calcext:value-type="string">
            <text:p>min 1.5A</text:p>
          </table:table-cell>
          <table:table-cell office:value-type="string" calcext:value-type="string">
            <text:p>NTS260SFT1G</text:p>
          </table:table-cell>
          <table:table-cell office:value-type="float" office:value="2473419" calcext:value-type="float">
            <text:p>2473419</text:p>
          </table:table-cell>
        </table:table-row>
        <table:table-row table:style-name="ro1">
          <table:table-cell office:value-type="string" calcext:value-type="string">
            <text:p>680u</text:p>
          </table:table-cell>
          <table:table-cell office:value-type="string" calcext:value-type="string">
            <text:p>TPSE687K006R0060</text:p>
          </table:table-cell>
          <table:table-cell office:value-type="float" office:value="2283882" calcext:value-type="float">
            <text:p>2283882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table:number-columns-repeated="2" office:value-type="string" calcext:value-type="string">
            <text:p>LD1117S33CTR</text:p>
          </table:table-cell>
          <table:table-cell office:value-type="float" office:value="1467779" calcext:value-type="float">
            <text:p>1467779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TMCP0J106KTRF</text:p>
          </table:table-cell>
          <table:table-cell office:value-type="float" office:value="2491430" calcext:value-type="float">
            <text:p>2491430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TMCP0J106KTRF</text:p>
          </table:table-cell>
          <table:table-cell office:value-type="float" office:value="2491430" calcext:value-type="float">
            <text:p>249143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4.7u</text:p>
          </table:table-cell>
          <table:table-cell office:value-type="string" calcext:value-type="string">
            <text:p>TMCP0J475KTRF</text:p>
          </table:table-cell>
          <table:table-cell office:value-type="float" office:value="2491429" calcext:value-type="float">
            <text:p>2491429</text:p>
          </table:table-cell>
        </table:table-row>
        <table:table-row table:style-name="ro1">
          <table:table-cell office:value-type="string" calcext:value-type="string">
            <text:p>10n</text:p>
          </table:table-cell>
          <table:table-cell office:value-type="string" calcext:value-type="string">
            <text:p>0805B103J500CT</text:p>
          </table:table-cell>
          <table:table-cell office:value-type="float" office:value="2496936" calcext:value-type="float">
            <text:p>249693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0n</text:p>
          </table:table-cell>
          <table:table-cell office:value-type="string" calcext:value-type="string">
            <text:p>0805B103J500CT</text:p>
          </table:table-cell>
          <table:table-cell office:value-type="float" office:value="2496936" calcext:value-type="float">
            <text:p>249693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0n</text:p>
          </table:table-cell>
          <table:table-cell office:value-type="string" calcext:value-type="string">
            <text:p>0805B103J500CT</text:p>
          </table:table-cell>
          <table:table-cell office:value-type="float" office:value="2496936" calcext:value-type="float">
            <text:p>249693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26p</text:p>
          </table:table-cell>
          <table:table-cell office:value-type="string" calcext:value-type="string">
            <text:p>0805N270J500CT</text:p>
          </table:table-cell>
          <table:table-cell office:value-type="float" office:value="2497027" calcext:value-type="float">
            <text:p>2497027</text:p>
          </table:table-cell>
        </table:table-row>
        <table:table-row table:style-name="ro1">
          <table:table-cell office:value-type="string" calcext:value-type="string">
            <text:p>26p</text:p>
          </table:table-cell>
          <table:table-cell office:value-type="string" calcext:value-type="string">
            <text:p>0805N270J500CT</text:p>
          </table:table-cell>
          <table:table-cell office:value-type="float" office:value="2497027" calcext:value-type="float">
            <text:p>2497027</text:p>
          </table:table-cell>
        </table:table-row>
        <table:table-row table:style-name="ro1">
          <table:table-cell office:value-type="string" calcext:value-type="string">
            <text:p>24Mhz</text:p>
          </table:table-cell>
          <table:table-cell office:value-type="string" calcext:value-type="string">
            <text:p>ABM3-24.000MHZ-D2Y-T</text:p>
          </table:table-cell>
          <table:table-cell office:value-type="float" office:value="2467794" calcext:value-type="float">
            <text:p>24677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RJ6ENF2550V</text:p>
          </table:table-cell>
          <table:table-cell office:value-type="float" office:value="2303484" calcext:value-type="float">
            <text:p>2303484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BOOT0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CAT25160_EEPROM</text:p>
          </table:table-cell>
          <table:table-cell office:value-type="string" calcext:value-type="string">
            <text:p>CAT25160YI-GT3</text:p>
          </table:table-cell>
          <table:table-cell office:value-type="float" office:value="2534647" calcext:value-type="float">
            <text:p>2534647</text:p>
          </table:table-cell>
        </table:table-row>
        <table:table-row table:style-name="ro1">
          <table:table-cell office:value-type="string" calcext:value-type="string">
            <text:p>1n</text:p>
          </table:table-cell>
          <table:table-cell office:value-type="string" calcext:value-type="string">
            <text:p>GRM2165C1H102JA01D</text:p>
          </table:table-cell>
          <table:table-cell office:value-type="float" office:value="2494247" calcext:value-type="float">
            <text:p>2494247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STM32F373RBTx</text:p>
          </table:table-cell>
          <table:table-cell office:value-type="string" calcext:value-type="string">
            <text:p>STM32F373RBT6</text:p>
          </table:table-cell>
          <table:table-cell office:value-type="float" office:value="2333277" calcext:value-type="float">
            <text:p>2333277</text:p>
          </table:table-cell>
        </table:table-row>
        <table:table-row table:style-name="ro1">
          <table:table-cell office:value-type="string" calcext:value-type="string">
            <text:p>10n</text:p>
          </table:table-cell>
          <table:table-cell office:value-type="string" calcext:value-type="string">
            <text:p>0805B103J500CT</text:p>
          </table:table-cell>
          <table:table-cell office:value-type="float" office:value="2496936" calcext:value-type="float">
            <text:p>249693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table:number-columns-repeated="2" office:value-type="string" calcext:value-type="string">
            <text:p>SN65HVD1050D</text:p>
          </table:table-cell>
          <table:table-cell office:value-type="float" office:value="1220984" calcext:value-type="float">
            <text:p>1220984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Jumper_NO_Small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</text:p>
          </table:table-cell>
          <table:table-cell office:value-type="string" calcext:value-type="string">
            <text:p>GRM2165C1H102JA01D</text:p>
          </table:table-cell>
          <table:table-cell office:value-type="float" office:value="2494247" calcext:value-type="float">
            <text:p>2494247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C01W08051120R</text:p>
          </table:table-cell>
          <table:table-cell office:value-type="float" office:value="9332480" calcext:value-type="float">
            <text:p>9332480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826629-3</text:p>
          </table:table-cell>
          <table:table-cell office:value-type="float" office:value="3418297" calcext:value-type="float">
            <text:p>34182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C01W08051330R</text:p>
          </table:table-cell>
          <table:table-cell office:value-type="float" office:value="9333037" calcext:value-type="float">
            <text:p>93330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C01W08051330R</text:p>
          </table:table-cell>
          <table:table-cell office:value-type="float" office:value="9333037" calcext:value-type="float">
            <text:p>9333037</text:p>
          </table:table-cell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61300811121" calcext:value-type="float">
            <text:p>61300811121</text:p>
          </table:table-cell>
          <table:table-cell office:value-type="float" office:value="2356160" calcext:value-type="float">
            <text:p>235616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</text:p>
          </table:table-cell>
          <table:table-cell office:value-type="string" calcext:value-type="string">
            <text:p>GRM2165C1H102JA01D</text:p>
          </table:table-cell>
          <table:table-cell office:value-type="float" office:value="2494247" calcext:value-type="float">
            <text:p>2494247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table:number-columns-repeated="2" office:value-type="string" calcext:value-type="string">
            <text:p>SN74LVC245ADBR</text:p>
          </table:table-cell>
          <table:table-cell office:value-type="float" office:value="1595415" calcext:value-type="float">
            <text:p>1595415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MM3Z3V3ST1G</text:p>
          </table:table-cell>
          <table:table-cell office:value-type="float" office:value="2463489" calcext:value-type="float">
            <text:p>2463489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MM3Z3V3ST1G</text:p>
          </table:table-cell>
          <table:table-cell office:value-type="float" office:value="2463489" calcext:value-type="float">
            <text:p>246348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C01W08051560R</text:p>
          </table:table-cell>
          <table:table-cell office:value-type="float" office:value="9333363" calcext:value-type="float">
            <text:p>9333363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BSS138PW</text:p>
          </table:table-cell>
          <table:table-cell office:value-type="float" office:value="1907611" calcext:value-type="float">
            <text:p>1907611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MM3Z3V3ST1G</text:p>
          </table:table-cell>
          <table:table-cell office:value-type="float" office:value="2463489" calcext:value-type="float">
            <text:p>2463489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MM3Z3V3ST1G</text:p>
          </table:table-cell>
          <table:table-cell office:value-type="float" office:value="2463489" calcext:value-type="float">
            <text:p>2463489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MM3Z3V3ST1G</text:p>
          </table:table-cell>
          <table:table-cell office:value-type="float" office:value="2463489" calcext:value-type="float">
            <text:p>2463489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MM3Z3V3ST1G</text:p>
          </table:table-cell>
          <table:table-cell office:value-type="float" office:value="2463489" calcext:value-type="float">
            <text:p>2463489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MC01W08051100K</text:p>
          </table:table-cell>
          <table:table-cell office:value-type="float" office:value="9332405" calcext:value-type="float">
            <text:p>9332405</text:p>
          </table:table-cell>
        </table:table-row>
        <table:table-row table:style-name="ro1">
          <table:table-cell office:value-type="string" calcext:value-type="string">
            <text:p>NTS4173</text:p>
          </table:table-cell>
          <table:table-cell office:value-type="string" calcext:value-type="string">
            <text:p>NTS4173PT1G</text:p>
          </table:table-cell>
          <table:table-cell office:value-type="float" office:value="2533203" calcext:value-type="float">
            <text:p>2533203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MC01W080511M</text:p>
          </table:table-cell>
          <table:table-cell office:value-type="float" office:value="9332413" calcext:value-type="float">
            <text:p>9332413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 office:value-type="string" calcext:value-type="string">
            <text:p>293D336X96R3A2TE3</text:p>
          </table:table-cell>
          <table:table-cell office:value-type="float" office:value="1754149" calcext:value-type="float">
            <text:p>1754149</text:p>
          </table:table-cell>
        </table:table-row>
        <table:table-row table:style-name="ro1">
          <table:table-cell office:value-type="string" calcext:value-type="string">
            <text:p>SN74HC132</text:p>
          </table:table-cell>
          <table:table-cell office:value-type="string" calcext:value-type="string">
            <text:p>SN74HC132PWR</text:p>
          </table:table-cell>
          <table:table-cell office:value-type="float" office:value="2342491" calcext:value-type="float">
            <text:p>2342491</text:p>
          </table:table-cell>
        </table:table-row>
        <table:table-row table:style-name="ro1">
          <table:table-cell office:value-type="string" calcext:value-type="string">
            <text:p>SN74HC02</text:p>
          </table:table-cell>
          <table:table-cell office:value-type="string" calcext:value-type="string">
            <text:p>SN74HC02PWR</text:p>
          </table:table-cell>
          <table:table-cell office:value-type="float" office:value="9590927" calcext:value-type="float">
            <text:p>9590927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MC01W080511M</text:p>
          </table:table-cell>
          <table:table-cell office:value-type="float" office:value="9332413" calcext:value-type="float">
            <text:p>9332413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 office:value-type="string" calcext:value-type="string">
            <text:p>293D336X96R3A2TE3</text:p>
          </table:table-cell>
          <table:table-cell office:value-type="float" office:value="1754149" calcext:value-type="float">
            <text:p>1754149</text:p>
          </table:table-cell>
        </table:table-row>
        <table:table-row table:style-name="ro1">
          <table:table-cell office:value-type="string" calcext:value-type="string">
            <text:p>1n4148w</text:p>
          </table:table-cell>
          <table:table-cell office:value-type="string" calcext:value-type="string">
            <text:p>1N4148WS</text:p>
          </table:table-cell>
          <table:table-cell office:value-type="float" office:value="1466524" calcext:value-type="float">
            <text:p>1466524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SN74HC20</text:p>
          </table:table-cell>
          <table:table-cell office:value-type="string" calcext:value-type="string">
            <text:p>SN74HC20PW</text:p>
          </table:table-cell>
          <table:table-cell office:value-type="float" office:value="1741207" calcext:value-type="float">
            <text:p>1741207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MC01W080512K</text:p>
          </table:table-cell>
          <table:table-cell office:value-type="float" office:value="9332766" calcext:value-type="float">
            <text:p>9332766</text:p>
          </table:table-cell>
        </table:table-row>
        <table:table-row table:style-name="ro1">
          <table:table-cell office:value-type="string" calcext:value-type="string">
            <text:p>2.2k</text:p>
          </table:table-cell>
          <table:table-cell office:value-type="string" calcext:value-type="string">
            <text:p>EXB38V222JV</text:p>
          </table:table-cell>
          <table:table-cell office:value-type="float" office:value="2060102" calcext:value-type="float">
            <text:p>2060102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EXB38V102JV</text:p>
          </table:table-cell>
          <table:table-cell office:value-type="float" office:value="2060100" calcext:value-type="float">
            <text:p>2060100</text:p>
          </table:table-cell>
        </table:table-row>
        <table:table-row table:style-name="ro1">
          <table:table-cell office:value-type="string" calcext:value-type="string">
            <text:p>NCV1124</text:p>
          </table:table-cell>
          <table:table-cell office:value-type="string" calcext:value-type="string">
            <text:p>NCV1124DR2G</text:p>
          </table:table-cell>
          <table:table-cell office:value-type="float" office:value="2534601" calcext:value-type="float">
            <text:p>253460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</text:p>
          </table:table-cell>
          <table:table-cell office:value-type="string" calcext:value-type="string">
            <text:p>GRM2165C1H102JA01D</text:p>
          </table:table-cell>
          <table:table-cell office:value-type="float" office:value="2494247" calcext:value-type="float">
            <text:p>2494247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TMCP0J106KTRF</text:p>
          </table:table-cell>
          <table:table-cell office:value-type="float" office:value="2491430" calcext:value-type="float">
            <text:p>2491430</text:p>
          </table:table-cell>
        </table:table-row>
        <table:table-row table:style-name="ro1">
          <table:table-cell office:value-type="string" calcext:value-type="string">
            <text:p>16.9k</text:p>
          </table:table-cell>
          <table:table-cell office:value-type="string" calcext:value-type="string">
            <text:p>MC01W0805116K9</text:p>
          </table:table-cell>
          <table:table-cell office:value-type="float" office:value="2141858" calcext:value-type="float">
            <text:p>2141858</text:p>
          </table:table-cell>
        </table:table-row>
        <table:table-row table:style-name="ro1">
          <table:table-cell office:value-type="string" calcext:value-type="string">
            <text:p>15k</text:p>
          </table:table-cell>
          <table:table-cell office:value-type="string" calcext:value-type="string">
            <text:p>ERJP06F1502V</text:p>
          </table:table-cell>
          <table:table-cell office:value-type="float" office:value="1750772" calcext:value-type="float">
            <text:p>1750772</text:p>
          </table:table-cell>
        </table:table-row>
        <table:table-row table:style-name="ro1">
          <table:table-cell office:value-type="string" calcext:value-type="string">
            <text:p>15k</text:p>
          </table:table-cell>
          <table:table-cell office:value-type="string" calcext:value-type="string">
            <text:p>ERJP06F1502V</text:p>
          </table:table-cell>
          <table:table-cell office:value-type="float" office:value="1750772" calcext:value-type="float">
            <text:p>1750772</text:p>
          </table:table-cell>
        </table:table-row>
        <table:table-row table:style-name="ro1">
          <table:table-cell office:value-type="string" calcext:value-type="string">
            <text:p>47n</text:p>
          </table:table-cell>
          <table:table-cell office:value-type="string" calcext:value-type="string">
            <text:p>0805B473J500CT</text:p>
          </table:table-cell>
          <table:table-cell office:value-type="float" office:value="2496981" calcext:value-type="float">
            <text:p>2496981</text:p>
          </table:table-cell>
        </table:table-row>
        <table:table-row table:style-name="ro1">
          <table:table-cell office:value-type="string" calcext:value-type="string">
            <text:p>47n</text:p>
          </table:table-cell>
          <table:table-cell office:value-type="string" calcext:value-type="string">
            <text:p>0805B473J500CT</text:p>
          </table:table-cell>
          <table:table-cell office:value-type="float" office:value="2496981" calcext:value-type="float">
            <text:p>2496981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 office:value-type="string" calcext:value-type="string">
            <text:p>NCV1124</text:p>
          </table:table-cell>
          <table:table-cell office:value-type="string" calcext:value-type="string">
            <text:p>NCV1124DR2G</text:p>
          </table:table-cell>
          <table:table-cell office:value-type="float" office:value="2534601" calcext:value-type="float">
            <text:p>2534601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</text:p>
          </table:table-cell>
          <table:table-cell office:value-type="string" calcext:value-type="string">
            <text:p>GRM2165C1H102JA01D</text:p>
          </table:table-cell>
          <table:table-cell office:value-type="float" office:value="2494247" calcext:value-type="float">
            <text:p>2494247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TMCP0J106KTRF</text:p>
          </table:table-cell>
          <table:table-cell office:value-type="float" office:value="2491430" calcext:value-type="float">
            <text:p>2491430</text:p>
          </table:table-cell>
        </table:table-row>
        <table:table-row table:style-name="ro1">
          <table:table-cell office:value-type="string" calcext:value-type="string">
            <text:p>16.9k</text:p>
          </table:table-cell>
          <table:table-cell office:value-type="string" calcext:value-type="string">
            <text:p>MC01W0805116K9</text:p>
          </table:table-cell>
          <table:table-cell office:value-type="float" office:value="2141858" calcext:value-type="float">
            <text:p>2141858</text:p>
          </table:table-cell>
        </table:table-row>
        <table:table-row table:style-name="ro1">
          <table:table-cell office:value-type="string" calcext:value-type="string">
            <text:p>15k</text:p>
          </table:table-cell>
          <table:table-cell office:value-type="string" calcext:value-type="string">
            <text:p>ERJP06F1502V</text:p>
          </table:table-cell>
          <table:table-cell office:value-type="float" office:value="1750772" calcext:value-type="float">
            <text:p>1750772</text:p>
          </table:table-cell>
        </table:table-row>
        <table:table-row table:style-name="ro1">
          <table:table-cell office:value-type="string" calcext:value-type="string">
            <text:p>15k</text:p>
          </table:table-cell>
          <table:table-cell office:value-type="string" calcext:value-type="string">
            <text:p>ERJP06F1502V</text:p>
          </table:table-cell>
          <table:table-cell office:value-type="float" office:value="1750772" calcext:value-type="float">
            <text:p>1750772</text:p>
          </table:table-cell>
        </table:table-row>
        <table:table-row table:style-name="ro1">
          <table:table-cell office:value-type="string" calcext:value-type="string">
            <text:p>47n</text:p>
          </table:table-cell>
          <table:table-cell office:value-type="string" calcext:value-type="string">
            <text:p>0805B473J500CT</text:p>
          </table:table-cell>
          <table:table-cell office:value-type="float" office:value="2496981" calcext:value-type="float">
            <text:p>2496981</text:p>
          </table:table-cell>
        </table:table-row>
        <table:table-row table:style-name="ro1">
          <table:table-cell office:value-type="string" calcext:value-type="string">
            <text:p>47n</text:p>
          </table:table-cell>
          <table:table-cell office:value-type="string" calcext:value-type="string">
            <text:p>0805B473J500CT</text:p>
          </table:table-cell>
          <table:table-cell office:value-type="float" office:value="2496981" calcext:value-type="float">
            <text:p>2496981</text:p>
          </table:table-cell>
        </table:table-row>
        <table:table-row table:style-name="ro1">
          <table:table-cell office:value-type="string" calcext:value-type="string">
            <text:p>L_passth+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LF+_to_in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soft_L_out+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soft_L_out-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LF-_to_in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L_passth-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soft_R_out+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RF+_to_in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RF_passth+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RF_passth-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soft_R_out-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RF-_to_in</text:p>
          </table:table-cell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</table:table-row>
        <table:table-row table:style-name="ro1">
          <table:table-cell office:value-type="string" calcext:value-type="string">
            <text:p>MAX232</text:p>
          </table:table-cell>
          <table:table-cell office:value-type="string" calcext:value-type="string">
            <text:p>MAX202IPW</text:p>
          </table:table-cell>
          <table:table-cell office:value-type="float" office:value="2335478" calcext:value-type="float">
            <text:p>2335478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MAX232</text:p>
          </table:table-cell>
          <table:table-cell office:value-type="string" calcext:value-type="string">
            <text:p>MAX202IPW</text:p>
          </table:table-cell>
          <table:table-cell office:value-type="float" office:value="2335478" calcext:value-type="float">
            <text:p>2335478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</table:table-row>
        <table:table-row table:style-name="ro1">
          <table:table-cell table:number-columns-repeated="2"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</table:table-row>
        <table:table-row table:style-name="ro1">
          <table:table-cell office:value-type="string" calcext:value-type="string">
            <text:p>74LVC08</text:p>
          </table:table-cell>
          <table:table-cell office:value-type="string" calcext:value-type="string">
            <text:p>74LVC08APW-Q100.11</text:p>
          </table:table-cell>
          <table:table-cell office:value-type="float" office:value="2445097" calcext:value-type="float">
            <text:p>2445097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</table:table-row>
        <table:table-row table:style-name="ro1">
          <table:table-cell office:value-type="string" calcext:value-type="string">
            <text:p>1n</text:p>
          </table:table-cell>
          <table:table-cell office:value-type="string" calcext:value-type="string">
            <text:p>GRM2165C1H102JA01D</text:p>
          </table:table-cell>
          <table:table-cell office:value-type="float" office:value="2494247" calcext:value-type="float">
            <text:p>2494247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EXB38V102JV</text:p>
          </table:table-cell>
          <table:table-cell office:value-type="float" office:value="2060100" calcext:value-type="float">
            <text:p>2060100</text:p>
          </table:table-cell>
        </table:table-row>
      </table:table>
      <table:table table:name="Pivottabell_Blad1_1" table:style-name="ta1">
        <table:table-column table:style-name="co3" table:default-cell-style-name="ce2"/>
        <table:table-column table:style-name="co3" table:default-cell-style-name="ce7"/>
        <table:table-column table:style-name="co3" table:default-cell-style-name="ce1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6" office:value-type="string" calcext:value-type="string">
            <text:p>farnell</text:p>
          </table:table-cell>
          <table:table-cell table:style-name="ce11" office:value-type="string" calcext:value-type="string">
            <text:p>Antal - farnel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.B1]" office:value-type="string" office:string-value="farnell" calcext:value-type="string">
            <text:p>farnell</text:p>
          </table:table-cell>
          <table:table-cell table:formula="of:=[.C1]" office:value-type="string" office:string-value="Antal - farnell" calcext:value-type="string">
            <text:p>Antal - farnell</text:p>
          </table:table-cell>
        </table:table-row>
        <table:table-row table:style-name="ro1">
          <table:table-cell office:value-type="float" office:value="4250000872" calcext:value-type="float">
            <text:p>4250000872</text:p>
          </table:table-cell>
          <table:table-cell office:value-type="float" office:value="1282209" calcext:value-type="float">
            <text:p>128220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]" office:value-type="float" office:value="1282209" calcext:value-type="float">
            <text:p>1282209</text:p>
          </table:table-cell>
          <table:table-cell table:formula="of:=[.C2]*[.F$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0000020" calcext:value-type="float">
            <text:p>5810000020</text:p>
          </table:table-cell>
          <table:table-cell office:value-type="float" office:value="1282204" calcext:value-type="float">
            <text:p>12822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3]" office:value-type="float" office:value="1282204" calcext:value-type="float">
            <text:p>1282204</text:p>
          </table:table-cell>
          <table:table-cell table:formula="of:=[.C3]*[.F$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0000021" calcext:value-type="float">
            <text:p>5810000021</text:p>
          </table:table-cell>
          <table:table-cell office:value-type="float" office:value="1282203" calcext:value-type="float">
            <text:p>128220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]" office:value-type="float" office:value="1282203" calcext:value-type="float">
            <text:p>1282203</text:p>
          </table:table-cell>
          <table:table-cell table:formula="of:=[.C4]*[.F$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0130042" calcext:value-type="float">
            <text:p>5810130042</text:p>
          </table:table-cell>
          <table:table-cell office:value-type="float" office:value="1282197" calcext:value-type="float">
            <text:p>128219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5]" office:value-type="float" office:value="1282197" calcext:value-type="float">
            <text:p>1282197</text:p>
          </table:table-cell>
          <table:table-cell table:formula="of:=[.C5]*[.F$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0148007" calcext:value-type="float">
            <text:p>5810148007</text:p>
          </table:table-cell>
          <table:table-cell office:value-type="float" office:value="1282184" calcext:value-type="float">
            <text:p>128218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6]" office:value-type="float" office:value="1282184" calcext:value-type="float">
            <text:p>1282184</text:p>
          </table:table-cell>
          <table:table-cell table:formula="of:=[.C6]*[.F$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300811121" calcext:value-type="float">
            <text:p>61300811121</text:p>
          </table:table-cell>
          <table:table-cell office:value-type="float" office:value="2356160" calcext:value-type="float">
            <text:p>23561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]" office:value-type="float" office:value="2356160" calcext:value-type="float">
            <text:p>2356160</text:p>
          </table:table-cell>
          <table:table-cell table:formula="of:=[.C7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05B103J500CT</text:p>
          </table:table-cell>
          <table:table-cell office:value-type="float" office:value="2496936" calcext:value-type="float">
            <text:p>249693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8]" office:value-type="float" office:value="2496936" calcext:value-type="float">
            <text:p>2496936</text:p>
          </table:table-cell>
          <table:table-cell table:formula="of:=[.C8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05B104J500CT</text:p>
          </table:table-cell>
          <table:table-cell office:value-type="float" office:value="2496940" calcext:value-type="float">
            <text:p>2496940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formula="of:=[.B9]" office:value-type="float" office:value="2496940" calcext:value-type="float">
            <text:p>2496940</text:p>
          </table:table-cell>
          <table:table-cell table:formula="of:=[.C9]*[.F$1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805B473J500CT</text:p>
          </table:table-cell>
          <table:table-cell office:value-type="float" office:value="2496981" calcext:value-type="float">
            <text:p>2496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10]" office:value-type="float" office:value="2496981" calcext:value-type="float">
            <text:p>2496981</text:p>
          </table:table-cell>
          <table:table-cell table:formula="of:=[.C10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05N270J500CT</text:p>
          </table:table-cell>
          <table:table-cell office:value-type="float" office:value="2497027" calcext:value-type="float">
            <text:p>24970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11]" office:value-type="float" office:value="2497027" calcext:value-type="float">
            <text:p>2497027</text:p>
          </table:table-cell>
          <table:table-cell table:formula="of:=[.C11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805N471J500CT</text:p>
          </table:table-cell>
          <table:table-cell office:value-type="float" office:value="2497037" calcext:value-type="float">
            <text:p>249703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2]" office:value-type="float" office:value="2497037" calcext:value-type="float">
            <text:p>2497037</text:p>
          </table:table-cell>
          <table:table-cell table:formula="of:=[.C12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06B224J500CT</text:p>
          </table:table-cell>
          <table:table-cell office:value-type="float" office:value="2497088" calcext:value-type="float">
            <text:p>249708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13]" office:value-type="float" office:value="2497088" calcext:value-type="float">
            <text:p>2497088</text:p>
          </table:table-cell>
          <table:table-cell table:formula="of:=[.C13]*[.F$1]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1N4148WS</text:p>
          </table:table-cell>
          <table:table-cell table:style-name="ce8" office:value-type="float" office:value="1466524" calcext:value-type="float">
            <text:p>1466524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4"/>
          <table:table-cell table:formula="of:=[.B14]" office:value-type="float" office:value="1466524" calcext:value-type="float">
            <text:p>1466524</text:p>
          </table:table-cell>
          <table:table-cell table:formula="of:=[.C14]*[.F$1]" office:value-type="float" office:value="40" calcext:value-type="float">
            <text:p>40</text:p>
          </table:table-cell>
        </table:table-row>
        <table:table-row table:style-name="ro1">
          <table:table-cell table:style-name="ce4"/>
          <table:table-cell table:style-name="ce9" office:value-type="float" office:value="2433353" calcext:value-type="float">
            <text:p>243335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/>
          <table:table-cell table:formula="of:=[.B15]" office:value-type="float" office:value="2433353" calcext:value-type="float">
            <text:p>2433353</text:p>
          </table:table-cell>
          <table:table-cell table:formula="of:=[.C15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93D336X96R3A2TE3</text:p>
          </table:table-cell>
          <table:table-cell office:value-type="float" office:value="1754149" calcext:value-type="float">
            <text:p>175414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16]" office:value-type="float" office:value="1754149" calcext:value-type="float">
            <text:p>1754149</text:p>
          </table:table-cell>
          <table:table-cell table:formula="of:=[.C16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81-00-00-011</text:p>
          </table:table-cell>
          <table:table-cell office:value-type="float" office:value="2099332" calcext:value-type="float">
            <text:p>20993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7]" office:value-type="float" office:value="2099332" calcext:value-type="float">
            <text:p>2099332</text:p>
          </table:table-cell>
          <table:table-cell table:formula="of:=[.C17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81-01-18-023</text:p>
          </table:table-cell>
          <table:table-cell office:value-type="float" office:value="2099333" calcext:value-type="float">
            <text:p>20993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8]" office:value-type="float" office:value="2099333" calcext:value-type="float">
            <text:p>2099333</text:p>
          </table:table-cell>
          <table:table-cell table:formula="of:=[.C18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81-01-30-029</text:p>
          </table:table-cell>
          <table:table-cell office:value-type="float" office:value="2143771" calcext:value-type="float">
            <text:p>21437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9]" office:value-type="float" office:value="2143771" calcext:value-type="float">
            <text:p>2143771</text:p>
          </table:table-cell>
          <table:table-cell table:formula="of:=[.C19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4LVC00APW.118</text:p>
          </table:table-cell>
          <table:table-cell office:value-type="float" office:value="2438786" calcext:value-type="float">
            <text:p>24387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0]" office:value-type="float" office:value="2438786" calcext:value-type="float">
            <text:p>2438786</text:p>
          </table:table-cell>
          <table:table-cell table:formula="of:=[.C20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4LVC08APW-Q100.11</text:p>
          </table:table-cell>
          <table:table-cell office:value-type="float" office:value="2445097" calcext:value-type="float">
            <text:p>244509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B21]" office:value-type="float" office:value="2445097" calcext:value-type="float">
            <text:p>2445097</text:p>
          </table:table-cell>
          <table:table-cell table:formula="of:=[.C21]*[.F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26629-3</text:p>
          </table:table-cell>
          <table:table-cell office:value-type="float" office:value="3418297" calcext:value-type="float">
            <text:p>341829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2]" office:value-type="float" office:value="3418297" calcext:value-type="float">
            <text:p>3418297</text:p>
          </table:table-cell>
          <table:table-cell table:formula="of:=[.C22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M3-24.000MHZ-D2Y-T</text:p>
          </table:table-cell>
          <table:table-cell office:value-type="float" office:value="2467794" calcext:value-type="float">
            <text:p>246779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3]" office:value-type="float" office:value="2467794" calcext:value-type="float">
            <text:p>2467794</text:p>
          </table:table-cell>
          <table:table-cell table:formula="of:=[.C23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SS138PW</text:p>
          </table:table-cell>
          <table:table-cell office:value-type="float" office:value="1907611" calcext:value-type="float">
            <text:p>190761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B24]" office:value-type="float" office:value="1907611" calcext:value-type="float">
            <text:p>1907611</text:p>
          </table:table-cell>
          <table:table-cell table:formula="of:=[.C24]*[.F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SS308PE H6327</text:p>
          </table:table-cell>
          <table:table-cell office:value-type="float" office:value="2432719" calcext:value-type="float">
            <text:p>24327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5]" office:value-type="float" office:value="2432719" calcext:value-type="float">
            <text:p>2432719</text:p>
          </table:table-cell>
          <table:table-cell table:formula="of:=[.C25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T25160YI-GT3</text:p>
          </table:table-cell>
          <table:table-cell office:value-type="float" office:value="2534647" calcext:value-type="float">
            <text:p>253464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6]" office:value-type="float" office:value="2534647" calcext:value-type="float">
            <text:p>2534647</text:p>
          </table:table-cell>
          <table:table-cell table:formula="of:=[.C26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J6ENF2550V</text:p>
          </table:table-cell>
          <table:table-cell office:value-type="float" office:value="2303484" calcext:value-type="float">
            <text:p>230348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7]" office:value-type="float" office:value="2303484" calcext:value-type="float">
            <text:p>2303484</text:p>
          </table:table-cell>
          <table:table-cell table:formula="of:=[.C27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JP06F1502V</text:p>
          </table:table-cell>
          <table:table-cell office:value-type="float" office:value="1750772" calcext:value-type="float">
            <text:p>175077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28]" office:value-type="float" office:value="1750772" calcext:value-type="float">
            <text:p>1750772</text:p>
          </table:table-cell>
          <table:table-cell table:formula="of:=[.C28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B38V102JV</text:p>
          </table:table-cell>
          <table:table-cell office:value-type="float" office:value="2060100" calcext:value-type="float">
            <text:p>20601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29]" office:value-type="float" office:value="2060100" calcext:value-type="float">
            <text:p>2060100</text:p>
          </table:table-cell>
          <table:table-cell table:formula="of:=[.C29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B38V222JV</text:p>
          </table:table-cell>
          <table:table-cell office:value-type="float" office:value="2060102" calcext:value-type="float">
            <text:p>206010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30]" office:value-type="float" office:value="2060102" calcext:value-type="float">
            <text:p>2060102</text:p>
          </table:table-cell>
          <table:table-cell table:formula="of:=[.C30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M2165C1H102JA01D</text:p>
          </table:table-cell>
          <table:table-cell office:value-type="float" office:value="2494247" calcext:value-type="float">
            <text:p>249424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[.B31]" office:value-type="float" office:value="2494247" calcext:value-type="float">
            <text:p>2494247</text:p>
          </table:table-cell>
          <table:table-cell table:formula="of:=[.C31]*[.F$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M31MR71E105JA01L</text:p>
          </table:table-cell>
          <table:table-cell office:value-type="float" office:value="2362126" calcext:value-type="float">
            <text:p>2362126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[.B32]" office:value-type="float" office:value="2362126" calcext:value-type="float">
            <text:p>2362126</text:p>
          </table:table-cell>
          <table:table-cell table:formula="of:=[.C32]*[.F$1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PD031N06L3 G</text:p>
          </table:table-cell>
          <table:table-cell office:value-type="float" office:value="2480814" calcext:value-type="float">
            <text:p>248081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B33]" office:value-type="float" office:value="2480814" calcext:value-type="float">
            <text:p>2480814</text:p>
          </table:table-cell>
          <table:table-cell table:formula="of:=[.C33]*[.F$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RS2304SPBF</text:p>
          </table:table-cell>
          <table:table-cell office:value-type="float" office:value="1498208" calcext:value-type="float">
            <text:p>149820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[.B34]" office:value-type="float" office:value="1498208" calcext:value-type="float">
            <text:p>1498208</text:p>
          </table:table-cell>
          <table:table-cell table:formula="of:=[.C34]*[.F$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P-2012LSGC</text:p>
          </table:table-cell>
          <table:table-cell office:value-type="float" office:value="2463991" calcext:value-type="float">
            <text:p>246399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35]" office:value-type="float" office:value="2463991" calcext:value-type="float">
            <text:p>2463991</text:p>
          </table:table-cell>
          <table:table-cell table:formula="of:=[.C35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P-2012SRC-PRV</text:p>
          </table:table-cell>
          <table:table-cell office:value-type="float" office:value="1318244" calcext:value-type="float">
            <text:p>131824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36]" office:value-type="float" office:value="1318244" calcext:value-type="float">
            <text:p>1318244</text:p>
          </table:table-cell>
          <table:table-cell table:formula="of:=[.C36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D1117S33CTR</text:p>
          </table:table-cell>
          <table:table-cell office:value-type="float" office:value="1467779" calcext:value-type="float">
            <text:p>14677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37]" office:value-type="float" office:value="1467779" calcext:value-type="float">
            <text:p>1467779</text:p>
          </table:table-cell>
          <table:table-cell table:formula="of:=[.C37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2903PT</text:p>
          </table:table-cell>
          <table:table-cell office:value-type="float" office:value="1094243" calcext:value-type="float">
            <text:p>109424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38]" office:value-type="float" office:value="1094243" calcext:value-type="float">
            <text:p>1094243</text:p>
          </table:table-cell>
          <table:table-cell table:formula="of:=[.C38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QH32CN100K33L</text:p>
          </table:table-cell>
          <table:table-cell office:value-type="float" office:value="9522204" calcext:value-type="float">
            <text:p>95222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39]" office:value-type="float" office:value="9522204" calcext:value-type="float">
            <text:p>9522204</text:p>
          </table:table-cell>
          <table:table-cell table:formula="of:=[.C39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202IPW</text:p>
          </table:table-cell>
          <table:table-cell office:value-type="float" office:value="2335478" calcext:value-type="float">
            <text:p>233547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0]" office:value-type="float" office:value="2335478" calcext:value-type="float">
            <text:p>2335478</text:p>
          </table:table-cell>
          <table:table-cell table:formula="of:=[.C40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01W08051100K</text:p>
          </table:table-cell>
          <table:table-cell office:value-type="float" office:value="9332405" calcext:value-type="float">
            <text:p>93324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1]" office:value-type="float" office:value="9332405" calcext:value-type="float">
            <text:p>9332405</text:p>
          </table:table-cell>
          <table:table-cell table:formula="of:=[.C41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01W08051100R</text:p>
          </table:table-cell>
          <table:table-cell office:value-type="float" office:value="9332375" calcext:value-type="float">
            <text:p>933237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[.B42]" office:value-type="float" office:value="9332375" calcext:value-type="float">
            <text:p>9332375</text:p>
          </table:table-cell>
          <table:table-cell table:formula="of:=[.C42]*[.F$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C01W0805110K</text:p>
          </table:table-cell>
          <table:table-cell office:value-type="float" office:value="9332391" calcext:value-type="float">
            <text:p>9332391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B43]" office:value-type="float" office:value="9332391" calcext:value-type="float">
            <text:p>9332391</text:p>
          </table:table-cell>
          <table:table-cell table:formula="of:=[.C43]*[.F$1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C01W08051120R</text:p>
          </table:table-cell>
          <table:table-cell office:value-type="float" office:value="9332480" calcext:value-type="float">
            <text:p>933248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4]" office:value-type="float" office:value="9332480" calcext:value-type="float">
            <text:p>9332480</text:p>
          </table:table-cell>
          <table:table-cell table:formula="of:=[.C44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01W0805112K</text:p>
          </table:table-cell>
          <table:table-cell office:value-type="float" office:value="9332502" calcext:value-type="float">
            <text:p>933250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45]" office:value-type="float" office:value="9332502" calcext:value-type="float">
            <text:p>9332502</text:p>
          </table:table-cell>
          <table:table-cell table:formula="of:=[.C45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01W0805116K9</text:p>
          </table:table-cell>
          <table:table-cell office:value-type="float" office:value="2141858" calcext:value-type="float">
            <text:p>214185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6]" office:value-type="float" office:value="2141858" calcext:value-type="float">
            <text:p>2141858</text:p>
          </table:table-cell>
          <table:table-cell table:formula="of:=[.C46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01W080511K</text:p>
          </table:table-cell>
          <table:table-cell office:value-type="float" office:value="9332383" calcext:value-type="float">
            <text:p>933238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B47]" office:value-type="float" office:value="9332383" calcext:value-type="float">
            <text:p>9332383</text:p>
          </table:table-cell>
          <table:table-cell table:formula="of:=[.C47]*[.F$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C01W080511M</text:p>
          </table:table-cell>
          <table:table-cell office:value-type="float" office:value="9332413" calcext:value-type="float">
            <text:p>93324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8]" office:value-type="float" office:value="9332413" calcext:value-type="float">
            <text:p>9332413</text:p>
          </table:table-cell>
          <table:table-cell table:formula="of:=[.C48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01W08051220K</text:p>
          </table:table-cell>
          <table:table-cell office:value-type="float" office:value="9332839" calcext:value-type="float">
            <text:p>933283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9]" office:value-type="float" office:value="9332839" calcext:value-type="float">
            <text:p>9332839</text:p>
          </table:table-cell>
          <table:table-cell table:formula="of:=[.C49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01W080512K</text:p>
          </table:table-cell>
          <table:table-cell office:value-type="float" office:value="9332766" calcext:value-type="float">
            <text:p>93327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50]" office:value-type="float" office:value="9332766" calcext:value-type="float">
            <text:p>9332766</text:p>
          </table:table-cell>
          <table:table-cell table:formula="of:=[.C50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01W08051330R</text:p>
          </table:table-cell>
          <table:table-cell office:value-type="float" office:value="9333037" calcext:value-type="float">
            <text:p>933303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51]" office:value-type="float" office:value="9333037" calcext:value-type="float">
            <text:p>9333037</text:p>
          </table:table-cell>
          <table:table-cell table:formula="of:=[.C51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01W080513K</text:p>
          </table:table-cell>
          <table:table-cell office:value-type="float" office:value="9332995" calcext:value-type="float">
            <text:p>93329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52]" office:value-type="float" office:value="9332995" calcext:value-type="float">
            <text:p>9332995</text:p>
          </table:table-cell>
          <table:table-cell table:formula="of:=[.C52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01W0805143R</text:p>
          </table:table-cell>
          <table:table-cell office:value-type="float" office:value="9333240" calcext:value-type="float">
            <text:p>933324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53]" office:value-type="float" office:value="9333240" calcext:value-type="float">
            <text:p>9333240</text:p>
          </table:table-cell>
          <table:table-cell table:formula="of:=[.C53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01W08051560R</text:p>
          </table:table-cell>
          <table:table-cell office:value-type="float" office:value="9333363" calcext:value-type="float">
            <text:p>93333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54]" office:value-type="float" office:value="9333363" calcext:value-type="float">
            <text:p>9333363</text:p>
          </table:table-cell>
          <table:table-cell table:formula="of:=[.C54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34063ABD-TR</text:p>
          </table:table-cell>
          <table:table-cell office:value-type="float" office:value="1087205" calcext:value-type="float">
            <text:p>10872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55]" office:value-type="float" office:value="1087205" calcext:value-type="float">
            <text:p>1087205</text:p>
          </table:table-cell>
          <table:table-cell table:formula="of:=[.C55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2619YD6-TR</text:p>
          </table:table-cell>
          <table:table-cell office:value-type="float" office:value="2509963" calcext:value-type="float">
            <text:p>25099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56]" office:value-type="float" office:value="2509963" calcext:value-type="float">
            <text:p>2509963</text:p>
          </table:table-cell>
          <table:table-cell table:formula="of:=[.C56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3Z10VT1G</text:p>
          </table:table-cell>
          <table:table-cell office:value-type="float" office:value="1431190" calcext:value-type="float">
            <text:p>143119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B57]" office:value-type="float" office:value="1431190" calcext:value-type="float">
            <text:p>1431190</text:p>
          </table:table-cell>
          <table:table-cell table:formula="of:=[.C57]*[.F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M3Z3V3ST1G</text:p>
          </table:table-cell>
          <table:table-cell office:value-type="float" office:value="2463489" calcext:value-type="float">
            <text:p>246348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[.B58]" office:value-type="float" office:value="2463489" calcext:value-type="float">
            <text:p>2463489</text:p>
          </table:table-cell>
          <table:table-cell table:formula="of:=[.C58]*[.F$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V1124DR2G</text:p>
          </table:table-cell>
          <table:table-cell office:value-type="float" office:value="2534601" calcext:value-type="float">
            <text:p>25346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59]" office:value-type="float" office:value="2534601" calcext:value-type="float">
            <text:p>2534601</text:p>
          </table:table-cell>
          <table:table-cell table:formula="of:=[.C59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TS260SFT1G</text:p>
          </table:table-cell>
          <table:table-cell office:value-type="float" office:value="2473419" calcext:value-type="float">
            <text:p>24734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60]" office:value-type="float" office:value="2473419" calcext:value-type="float">
            <text:p>2473419</text:p>
          </table:table-cell>
          <table:table-cell table:formula="of:=[.C60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TS4173PT1G</text:p>
          </table:table-cell>
          <table:table-cell office:value-type="float" office:value="2533203" calcext:value-type="float">
            <text:p>253320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61]" office:value-type="float" office:value="2533203" calcext:value-type="float">
            <text:p>2533203</text:p>
          </table:table-cell>
          <table:table-cell table:formula="of:=[.C61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X3008CBKS</text:p>
          </table:table-cell>
          <table:table-cell office:value-type="float" office:value="2069539" calcext:value-type="float">
            <text:p>2069539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[.B62]" office:value-type="float" office:value="2069539" calcext:value-type="float">
            <text:p>2069539</text:p>
          </table:table-cell>
          <table:table-cell table:formula="of:=[.C62]*[.F$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D90P04P4-05</text:p>
          </table:table-cell>
          <table:table-cell office:value-type="float" office:value="2480840" calcext:value-type="float">
            <text:p>248084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63]" office:value-type="float" office:value="2480840" calcext:value-type="float">
            <text:p>2480840</text:p>
          </table:table-cell>
          <table:table-cell table:formula="of:=[.C63]*[.F$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C1206JR-070RL</text:p>
          </table:table-cell>
          <table:table-cell office:value-type="float" office:value="9240276" calcext:value-type="float">
            <text:p>9240276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B64]" office:value-type="float" office:value="9240276" calcext:value-type="float">
            <text:p>9240276</text:p>
          </table:table-cell>
          <table:table-cell table:formula="of:=[.C64]*[.F$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D54-333MLB</text:p>
          </table:table-cell>
          <table:table-cell office:value-type="float" office:value="2526983" calcext:value-type="float">
            <text:p>252698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65]" office:value-type="float" office:value="2526983" calcext:value-type="float">
            <text:p>2526983</text:p>
          </table:table-cell>
          <table:table-cell table:formula="of:=[.C65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65HVD1050D</text:p>
          </table:table-cell>
          <table:table-cell office:value-type="float" office:value="1220984" calcext:value-type="float">
            <text:p>122098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66]" office:value-type="float" office:value="1220984" calcext:value-type="float">
            <text:p>1220984</text:p>
          </table:table-cell>
          <table:table-cell table:formula="of:=[.C66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74HC02PWR</text:p>
          </table:table-cell>
          <table:table-cell office:value-type="float" office:value="9590927" calcext:value-type="float">
            <text:p>959092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67]" office:value-type="float" office:value="9590927" calcext:value-type="float">
            <text:p>9590927</text:p>
          </table:table-cell>
          <table:table-cell table:formula="of:=[.C67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74HC132PWR</text:p>
          </table:table-cell>
          <table:table-cell office:value-type="float" office:value="2342491" calcext:value-type="float">
            <text:p>234249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68]" office:value-type="float" office:value="2342491" calcext:value-type="float">
            <text:p>2342491</text:p>
          </table:table-cell>
          <table:table-cell table:formula="of:=[.C68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74HC20PW</text:p>
          </table:table-cell>
          <table:table-cell office:value-type="float" office:value="1741207" calcext:value-type="float">
            <text:p>174120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69]" office:value-type="float" office:value="1741207" calcext:value-type="float">
            <text:p>1741207</text:p>
          </table:table-cell>
          <table:table-cell table:formula="of:=[.C69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74LVC245ADBR</text:p>
          </table:table-cell>
          <table:table-cell office:value-type="float" office:value="1595415" calcext:value-type="float">
            <text:p>15954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0]" office:value-type="float" office:value="1595415" calcext:value-type="float">
            <text:p>1595415</text:p>
          </table:table-cell>
          <table:table-cell table:formula="of:=[.C70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M32F373RBT6</text:p>
          </table:table-cell>
          <table:table-cell office:value-type="float" office:value="2333277" calcext:value-type="float">
            <text:p>233327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1]" office:value-type="float" office:value="2333277" calcext:value-type="float">
            <text:p>2333277</text:p>
          </table:table-cell>
          <table:table-cell table:formula="of:=[.C71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491C106K035AT</text:p>
          </table:table-cell>
          <table:table-cell office:value-type="float" office:value="1457464" calcext:value-type="float">
            <text:p>145746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2]" office:value-type="float" office:value="1457464" calcext:value-type="float">
            <text:p>1457464</text:p>
          </table:table-cell>
          <table:table-cell table:formula="of:=[.C72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MCP0J106KTRF</text:p>
          </table:table-cell>
          <table:table-cell office:value-type="float" office:value="2491430" calcext:value-type="float">
            <text:p>249143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73]" office:value-type="float" office:value="2491430" calcext:value-type="float">
            <text:p>2491430</text:p>
          </table:table-cell>
          <table:table-cell table:formula="of:=[.C73]*[.F$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MCP0J475KTRF</text:p>
          </table:table-cell>
          <table:table-cell office:value-type="float" office:value="2491429" calcext:value-type="float">
            <text:p>24914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4]" office:value-type="float" office:value="2491429" calcext:value-type="float">
            <text:p>2491429</text:p>
          </table:table-cell>
          <table:table-cell table:formula="of:=[.C74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PSE687K006R0060</text:p>
          </table:table-cell>
          <table:table-cell office:value-type="float" office:value="2283882" calcext:value-type="float">
            <text:p>228388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5]" office:value-type="float" office:value="2283882" calcext:value-type="float">
            <text:p>2283882</text:p>
          </table:table-cell>
          <table:table-cell table:formula="of:=[.C75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LR1S-R002FT2</text:p>
          </table:table-cell>
          <table:table-cell office:value-type="float" office:value="1621962" calcext:value-type="float">
            <text:p>162196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B76]" office:value-type="float" office:value="1621962" calcext:value-type="float">
            <text:p>1621962</text:p>
          </table:table-cell>
          <table:table-cell table:formula="of:=[.C76]*[.F$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CAS120614A300DP</text:p>
          </table:table-cell>
          <table:table-cell office:value-type="float" office:value="2346678" calcext:value-type="float">
            <text:p>234667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B77]" office:value-type="float" office:value="2346678" calcext:value-type="float">
            <text:p>2346678</text:p>
          </table:table-cell>
          <table:table-cell table:formula="of:=[.C77]*[.F$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F08P10R0FTL</text:p>
          </table:table-cell>
          <table:table-cell office:value-type="float" office:value="2502783" calcext:value-type="float">
            <text:p>250278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B78]" office:value-type="float" office:value="2502783" calcext:value-type="float">
            <text:p>2502783</text:p>
          </table:table-cell>
          <table:table-cell table:formula="of:=[.C78]*[.F$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W12PR150FTL</text:p>
          </table:table-cell>
          <table:table-cell office:value-type="float" office:value="2503066" calcext:value-type="float">
            <text:p>25030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79]" office:value-type="float" office:value="2503066" calcext:value-type="float">
            <text:p>2503066</text:p>
          </table:table-cell>
          <table:table-cell table:formula="of:=[.C79]*[.F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XCT1082E5TA</text:p>
          </table:table-cell>
          <table:table-cell office:value-type="float" office:value="1904025" calcext:value-type="float">
            <text:p>19040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B80]" office:value-type="float" office:value="1904025" calcext:value-type="float">
            <text:p>1904025</text:p>
          </table:table-cell>
          <table:table-cell table:formula="of:=[.C80]*[.F$1]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otalt Resultat</text:p>
          </table:table-cell>
          <table:table-cell table:style-name="ce10"/>
          <table:table-cell table:style-name="ce15" office:value-type="float" office:value="358" calcext:value-type="float">
            <text:p>358</text:p>
          </table:table-cell>
          <table:table-cell table:number-columns-repeated="6"/>
        </table:table-row>
      </table:table>
      <table:named-expressions/>
      <table:data-pilot-tables>
        <table:data-pilot-table table:name="DataPilot1" table:application-data="" table:target-range-address="Pivottabell_Blad1_1.A1:Pivottabell_Blad1_1.C81" table:buttons="Pivottabell_Blad1_1.A1 Pivottabell_Blad1_1.B1" table:show-filter-button="false" table:drill-down-on-double-click="false">
          <table:source-cell-range table:cell-range-address="Blad1.B1:Blad1.C35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rt" table:orientation="row" table:used-hierarchy="0" table:function="auto">
            <table:data-pilot-level table:show-empty="false" calcext:repeat-item-labels="false">
              <table:data-pilot-members>
                <table:data-pilot-member table:name="4250000872" table:display="true" table:show-details="true"/>
                <table:data-pilot-member table:name="5810000020" table:display="true" table:show-details="true"/>
                <table:data-pilot-member table:name="5810000021" table:display="true" table:show-details="true"/>
                <table:data-pilot-member table:name="5810130042" table:display="true" table:show-details="true"/>
                <table:data-pilot-member table:name="5810148007" table:display="true" table:show-details="true"/>
                <table:data-pilot-member table:name="61300811121" table:display="true" table:show-details="true"/>
                <table:data-pilot-member table:name="0805B103J500CT" table:display="true" table:show-details="true"/>
                <table:data-pilot-member table:name="0805B104J500CT" table:display="true" table:show-details="true"/>
                <table:data-pilot-member table:name="0805B473J500CT" table:display="true" table:show-details="true"/>
                <table:data-pilot-member table:name="0805N270J500CT" table:display="true" table:show-details="true"/>
                <table:data-pilot-member table:name="0805N471J500CT" table:display="true" table:show-details="true"/>
                <table:data-pilot-member table:name="1206B224J500CT" table:display="true" table:show-details="true"/>
                <table:data-pilot-member table:name="1N4148WS" table:display="true" table:show-details="true"/>
                <table:data-pilot-member table:name="293D336X96R3A2TE3" table:display="true" table:show-details="true"/>
                <table:data-pilot-member table:name="581-00-00-011" table:display="true" table:show-details="true"/>
                <table:data-pilot-member table:name="581-01-18-023" table:display="true" table:show-details="true"/>
                <table:data-pilot-member table:name="581-01-30-029" table:display="true" table:show-details="true"/>
                <table:data-pilot-member table:name="74LVC00APW.118" table:display="true" table:show-details="true"/>
                <table:data-pilot-member table:name="74LVC08APW-Q100.11" table:display="true" table:show-details="true"/>
                <table:data-pilot-member table:name="826629-3" table:display="true" table:show-details="true"/>
                <table:data-pilot-member table:name="ABM3-24.000MHZ-D2Y-T" table:display="true" table:show-details="true"/>
                <table:data-pilot-member table:name="BSS138PW" table:display="true" table:show-details="true"/>
                <table:data-pilot-member table:name="BSS308PE H6327" table:display="true" table:show-details="true"/>
                <table:data-pilot-member table:name="CAT25160YI-GT3" table:display="true" table:show-details="true"/>
                <table:data-pilot-member table:name="ERJ6ENF2550V" table:display="true" table:show-details="true"/>
                <table:data-pilot-member table:name="ERJP06F1502V" table:display="true" table:show-details="true"/>
                <table:data-pilot-member table:name="EXB38V102JV" table:display="true" table:show-details="true"/>
                <table:data-pilot-member table:name="EXB38V222JV" table:display="true" table:show-details="true"/>
                <table:data-pilot-member table:name="GRM2165C1H102JA01D" table:display="true" table:show-details="true"/>
                <table:data-pilot-member table:name="GRM31MR71E105JA01L" table:display="true" table:show-details="true"/>
                <table:data-pilot-member table:name="IPD031N06L3 G" table:display="true" table:show-details="true"/>
                <table:data-pilot-member table:name="IRS2304SPBF" table:display="true" table:show-details="true"/>
                <table:data-pilot-member table:name="KP-2012LSGC" table:display="true" table:show-details="true"/>
                <table:data-pilot-member table:name="KP-2012SRC-PRV" table:display="true" table:show-details="true"/>
                <table:data-pilot-member table:name="LD1117S33CTR" table:display="true" table:show-details="true"/>
                <table:data-pilot-member table:name="LM2903PT" table:display="true" table:show-details="true"/>
                <table:data-pilot-member table:name="LQH32CN100K33L" table:display="true" table:show-details="true"/>
                <table:data-pilot-member table:name="MAX202IPW" table:display="true" table:show-details="true"/>
                <table:data-pilot-member table:name="MC01W08051100K" table:display="true" table:show-details="true"/>
                <table:data-pilot-member table:name="MC01W08051100R" table:display="true" table:show-details="true"/>
                <table:data-pilot-member table:name="MC01W0805110K" table:display="true" table:show-details="true"/>
                <table:data-pilot-member table:name="MC01W08051120R" table:display="true" table:show-details="true"/>
                <table:data-pilot-member table:name="MC01W0805112K" table:display="true" table:show-details="true"/>
                <table:data-pilot-member table:name="MC01W0805116K9" table:display="true" table:show-details="true"/>
                <table:data-pilot-member table:name="MC01W080511K" table:display="true" table:show-details="true"/>
                <table:data-pilot-member table:name="MC01W080511M" table:display="true" table:show-details="true"/>
                <table:data-pilot-member table:name="MC01W08051220K" table:display="true" table:show-details="true"/>
                <table:data-pilot-member table:name="MC01W080512K" table:display="true" table:show-details="true"/>
                <table:data-pilot-member table:name="MC01W08051330R" table:display="true" table:show-details="true"/>
                <table:data-pilot-member table:name="MC01W080513K" table:display="true" table:show-details="true"/>
                <table:data-pilot-member table:name="MC01W0805143R" table:display="true" table:show-details="true"/>
                <table:data-pilot-member table:name="MC01W08051560R" table:display="true" table:show-details="true"/>
                <table:data-pilot-member table:name="MC34063ABD-TR" table:display="true" table:show-details="true"/>
                <table:data-pilot-member table:name="MIC2619YD6-TR" table:display="true" table:show-details="true"/>
                <table:data-pilot-member table:name="MM3Z10VT1G" table:display="true" table:show-details="true"/>
                <table:data-pilot-member table:name="MM3Z3V3ST1G" table:display="true" table:show-details="true"/>
                <table:data-pilot-member table:name="NCV1124DR2G" table:display="true" table:show-details="true"/>
                <table:data-pilot-member table:name="NTS260SFT1G" table:display="true" table:show-details="true"/>
                <table:data-pilot-member table:name="NTS4173PT1G" table:display="true" table:show-details="true"/>
                <table:data-pilot-member table:name="NX3008CBKS" table:display="true" table:show-details="true"/>
                <table:data-pilot-member table:name="PD90P04P4-05" table:display="true" table:show-details="true"/>
                <table:data-pilot-member table:name="RC1206JR-070RL" table:display="true" table:show-details="true"/>
                <table:data-pilot-member table:name="SD54-333MLB" table:display="true" table:show-details="true"/>
                <table:data-pilot-member table:name="SN65HVD1050D" table:display="true" table:show-details="true"/>
                <table:data-pilot-member table:name="SN74HC02PWR" table:display="true" table:show-details="true"/>
                <table:data-pilot-member table:name="SN74HC132PWR" table:display="true" table:show-details="true"/>
                <table:data-pilot-member table:name="SN74HC20PW" table:display="true" table:show-details="true"/>
                <table:data-pilot-member table:name="SN74LVC245ADBR" table:display="true" table:show-details="true"/>
                <table:data-pilot-member table:name="STM32F373RBT6" table:display="true" table:show-details="true"/>
                <table:data-pilot-member table:name="T491C106K035AT" table:display="true" table:show-details="true"/>
                <table:data-pilot-member table:name="TMCP0J106KTRF" table:display="true" table:show-details="true"/>
                <table:data-pilot-member table:name="TMCP0J475KTRF" table:display="true" table:show-details="true"/>
                <table:data-pilot-member table:name="TPSE687K006R0060" table:display="true" table:show-details="true"/>
                <table:data-pilot-member table:name="ULR1S-R002FT2" table:display="true" table:show-details="true"/>
                <table:data-pilot-member table:name="VCAS120614A300DP" table:display="true" table:show-details="true"/>
                <table:data-pilot-member table:name="WF08P10R0FTL" table:display="true" table:show-details="true"/>
                <table:data-pilot-member table:name="WW12PR150FTL" table:display="true" table:show-details="true"/>
                <table:data-pilot-member table:name="ZXCT1082E5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rnell" table:orientation="row" table:used-hierarchy="0" table:function="auto">
            <table:data-pilot-level table:show-empty="false" calcext:repeat-item-labels="false">
              <table:data-pilot-members>
                <table:data-pilot-member table:name="1087205" table:display="true" table:show-details="true"/>
                <table:data-pilot-member table:name="1094243" table:display="true" table:show-details="true"/>
                <table:data-pilot-member table:name="1220984" table:display="true" table:show-details="true"/>
                <table:data-pilot-member table:name="1282184" table:display="true" table:show-details="true"/>
                <table:data-pilot-member table:name="1282197" table:display="true" table:show-details="true"/>
                <table:data-pilot-member table:name="1282203" table:display="true" table:show-details="true"/>
                <table:data-pilot-member table:name="1282204" table:display="true" table:show-details="true"/>
                <table:data-pilot-member table:name="1282209" table:display="true" table:show-details="true"/>
                <table:data-pilot-member table:name="1318244" table:display="true" table:show-details="true"/>
                <table:data-pilot-member table:name="1431190" table:display="true" table:show-details="true"/>
                <table:data-pilot-member table:name="1457464" table:display="true" table:show-details="true"/>
                <table:data-pilot-member table:name="1466524" table:display="true" table:show-details="true"/>
                <table:data-pilot-member table:name="1467779" table:display="true" table:show-details="true"/>
                <table:data-pilot-member table:name="1498208" table:display="true" table:show-details="true"/>
                <table:data-pilot-member table:name="1595415" table:display="true" table:show-details="true"/>
                <table:data-pilot-member table:name="1621962" table:display="true" table:show-details="true"/>
                <table:data-pilot-member table:name="1741207" table:display="true" table:show-details="true"/>
                <table:data-pilot-member table:name="1750772" table:display="true" table:show-details="true"/>
                <table:data-pilot-member table:name="1754149" table:display="true" table:show-details="true"/>
                <table:data-pilot-member table:name="1904025" table:display="true" table:show-details="true"/>
                <table:data-pilot-member table:name="1907611" table:display="true" table:show-details="true"/>
                <table:data-pilot-member table:name="2060100" table:display="true" table:show-details="true"/>
                <table:data-pilot-member table:name="2060102" table:display="true" table:show-details="true"/>
                <table:data-pilot-member table:name="2069539" table:display="true" table:show-details="true"/>
                <table:data-pilot-member table:name="2099332" table:display="true" table:show-details="true"/>
                <table:data-pilot-member table:name="2099333" table:display="true" table:show-details="true"/>
                <table:data-pilot-member table:name="2141858" table:display="true" table:show-details="true"/>
                <table:data-pilot-member table:name="2143771" table:display="true" table:show-details="true"/>
                <table:data-pilot-member table:name="2283882" table:display="true" table:show-details="true"/>
                <table:data-pilot-member table:name="2303484" table:display="true" table:show-details="true"/>
                <table:data-pilot-member table:name="2333277" table:display="true" table:show-details="true"/>
                <table:data-pilot-member table:name="2335478" table:display="true" table:show-details="true"/>
                <table:data-pilot-member table:name="2342491" table:display="true" table:show-details="true"/>
                <table:data-pilot-member table:name="2346678" table:display="true" table:show-details="true"/>
                <table:data-pilot-member table:name="2356160" table:display="true" table:show-details="true"/>
                <table:data-pilot-member table:name="2362126" table:display="true" table:show-details="true"/>
                <table:data-pilot-member table:name="2432719" table:display="true" table:show-details="true"/>
                <table:data-pilot-member table:name="2433353" table:display="true" table:show-details="true"/>
                <table:data-pilot-member table:name="2438786" table:display="true" table:show-details="true"/>
                <table:data-pilot-member table:name="2445097" table:display="true" table:show-details="true"/>
                <table:data-pilot-member table:name="2463489" table:display="true" table:show-details="true"/>
                <table:data-pilot-member table:name="2463991" table:display="true" table:show-details="true"/>
                <table:data-pilot-member table:name="2467794" table:display="true" table:show-details="true"/>
                <table:data-pilot-member table:name="2473419" table:display="true" table:show-details="true"/>
                <table:data-pilot-member table:name="2480814" table:display="true" table:show-details="true"/>
                <table:data-pilot-member table:name="2480840" table:display="true" table:show-details="true"/>
                <table:data-pilot-member table:name="2491429" table:display="true" table:show-details="true"/>
                <table:data-pilot-member table:name="2491430" table:display="true" table:show-details="true"/>
                <table:data-pilot-member table:name="2494247" table:display="true" table:show-details="true"/>
                <table:data-pilot-member table:name="2496936" table:display="true" table:show-details="true"/>
                <table:data-pilot-member table:name="2496940" table:display="true" table:show-details="true"/>
                <table:data-pilot-member table:name="2496981" table:display="true" table:show-details="true"/>
                <table:data-pilot-member table:name="2497027" table:display="true" table:show-details="true"/>
                <table:data-pilot-member table:name="2497037" table:display="true" table:show-details="true"/>
                <table:data-pilot-member table:name="2497088" table:display="true" table:show-details="true"/>
                <table:data-pilot-member table:name="2502783" table:display="true" table:show-details="true"/>
                <table:data-pilot-member table:name="2503066" table:display="true" table:show-details="true"/>
                <table:data-pilot-member table:name="2509963" table:display="true" table:show-details="true"/>
                <table:data-pilot-member table:name="2526983" table:display="true" table:show-details="true"/>
                <table:data-pilot-member table:name="2533203" table:display="true" table:show-details="true"/>
                <table:data-pilot-member table:name="2534601" table:display="true" table:show-details="true"/>
                <table:data-pilot-member table:name="2534647" table:display="true" table:show-details="true"/>
                <table:data-pilot-member table:name="3418297" table:display="true" table:show-details="true"/>
                <table:data-pilot-member table:name="9240276" table:display="true" table:show-details="true"/>
                <table:data-pilot-member table:name="9332375" table:display="true" table:show-details="true"/>
                <table:data-pilot-member table:name="9332383" table:display="true" table:show-details="true"/>
                <table:data-pilot-member table:name="9332391" table:display="true" table:show-details="true"/>
                <table:data-pilot-member table:name="9332405" table:display="true" table:show-details="true"/>
                <table:data-pilot-member table:name="9332413" table:display="true" table:show-details="true"/>
                <table:data-pilot-member table:name="9332480" table:display="true" table:show-details="true"/>
                <table:data-pilot-member table:name="9332502" table:display="true" table:show-details="true"/>
                <table:data-pilot-member table:name="9332766" table:display="true" table:show-details="true"/>
                <table:data-pilot-member table:name="9332839" table:display="true" table:show-details="true"/>
                <table:data-pilot-member table:name="9332995" table:display="true" table:show-details="true"/>
                <table:data-pilot-member table:name="9333037" table:display="true" table:show-details="true"/>
                <table:data-pilot-member table:name="9333240" table:display="true" table:show-details="true"/>
                <table:data-pilot-member table:name="9333363" table:display="true" table:show-details="true"/>
                <table:data-pilot-member table:name="9522204" table:display="true" table:show-details="true"/>
                <table:data-pilot-member table:name="95909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rnell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tabellhörn" style:family="table-cell" style:parent-style-name="Default"/>
    <style:style style:name="Pivottabellvärde" style:family="table-cell" style:parent-style-name="Default"/>
    <style:style style:name="Pivottabellfält" style:family="table-cell" style:parent-style-name="Default"/>
    <style:style style:name="Pivottabellkategori" style:family="table-cell" style:parent-style-name="Default">
      <style:table-cell-properties style:text-align-source="fix" style:repeat-content="false"/>
      <style:paragraph-properties fo:text-align="start"/>
    </style:style>
    <style:style style:name="Pivottabell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tabellre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00-00-00</text:date>, <text:time style:data-style-name="N2" text:time-value="09:23:02.392576138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09:23:05.775276428</meta:creation-date>
    <meta:editing-duration>PT37S</meta:editing-duration>
    <meta:editing-cycles>2</meta:editing-cycles>
    <meta:generator>LibreOffice/5.1.4.2$Linux_X86_64 LibreOffice_project/10m0$Build-2</meta:generator>
    <dc:date>2016-08-20T09:23:39.588228096</dc:date>
    <meta:document-statistic meta:table-count="2" meta:cell-count="1479" meta:object-count="0"/>
  </office:meta>
</office:document-meta>
</file>